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1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5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" fo:font-size="12pt" style:font-name-asian="Arial2" style:font-size-asian="12pt" style:font-name-complex="Arial2" style:font-size-complex="12pt"/>
    </style:style>
    <style:style style:name="ce3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8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5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54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1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55" table:default-cell-style-name="ce32"/>
        <table:table-row table:style-name="ro1">
          <table:table-cell table:style-name="ce1" office:value-type="string" calcext:value-type="string">
            <text:p>DATA</text:p>
          </table:table-cell>
          <table:table-cell table:style-name="ce37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2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3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8" office:value-type="string" calcext:value-type="string">
            <text:p>Mens. 08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4-10-21" calcext:value-type="date">
            <text:p>21/10/2024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8" office:value-type="string" calcext:value-type="string">
            <text:p>Mens. 09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4-10-21" calcext:value-type="date">
            <text:p>21/10/2024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8" office:value-type="string" calcext:value-type="string">
            <text:p>Mens. 10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8" office:value-type="string" calcext:value-type="string">
            <text:p>Mens. 11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8" office:value-type="string" calcext:value-type="string">
            <text:p>Mens. 12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8" office:value-type="string" calcext:value-type="string">
            <text:p>Mens. 01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8" office:value-type="string" calcext:value-type="string">
            <text:p>Mens. 02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8" office:value-type="string" calcext:value-type="string">
            <text:p>Mens. 03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8" office:value-type="string" calcext:value-type="string">
            <text:p>Mens. 04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8" office:value-type="string" calcext:value-type="string">
            <text:p>Mens. 05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8" office:value-type="string" calcext:value-type="string">
            <text:p>Mens. 06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8-20" calcext:value-type="date">
            <text:p>20/08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8" office:value-type="string" calcext:value-type="string">
            <text:p>Mens. 07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8-20" calcext:value-type="date">
            <text:p>20/08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30"/>
          <table:table-cell table:style-name="ce39"/>
          <table:table-cell table:style-name="ce44"/>
          <table:table-cell table:style-name="ce35" table:number-columns-repeated="3"/>
          <table:table-cell table:style-name="ce51" office:value-type="string" calcext:value-type="string">
            <text:p>TOTAL</text:p>
          </table:table-cell>
          <table:table-cell table:style-name="ce42" table:formula="of:=SUM([.H2:.H13])" office:value-type="float" office:value="0" calcext:value-type="float">
            <text:p>-</text:p>
          </table:table-cell>
          <table:table-cell table:style-name="ce48"/>
          <table:table-cell table:style-name="ce33" table:number-columns-repeated="55"/>
        </table:table-row>
        <table:table-row table:style-name="ro3">
          <table:table-cell table:style-name="ce31" office:value-type="string" calcext:value-type="string">
            <text:p>Pagamento de mensalidade após o vencimento não terá desconto.</text:p>
          </table:table-cell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number-columns-repeated="3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style-name="ce33"/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5">
          <table:table-cell table:style-name="ce34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">
          <table:table-cell table:style-name="ce35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5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6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1966">
          <table:table-cell table:style-name="ce36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6" table:number-rows-repeated="1016586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5:51:18.613264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5:51:18.615239900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2">Tel.: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cau Chocolateria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2:31Z</meta:creation-date>
    <dc:date>2025-08-29T15:52:41.078816900</dc:date>
    <meta:editing-cycles>667</meta:editing-cycles>
    <meta:editing-duration>PT4H54M47S</meta:editing-duration>
    <meta:print-date>2021-02-03T09:46:26.067873642</meta:print-date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